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officeooo:rsid="007fc8b0"/>
    </style:style>
    <style:style style:name="T70" style:family="text">
      <style:text-properties officeooo:rsid="00836bbc"/>
    </style:style>
    <style:style style:name="T71" style:family="text">
      <style:text-properties officeooo:rsid="00847e27"/>
    </style:style>
    <style:style style:name="T72" style:family="text">
      <style:text-properties officeooo:rsid="008573db"/>
    </style:style>
    <style:style style:name="T73" style:family="text">
      <style:text-properties officeooo:rsid="00876d5e"/>
    </style:style>
    <style:style style:name="T74" style:family="text">
      <style:text-properties officeooo:rsid="008c72f8"/>
    </style:style>
    <style:style style:name="T75" style:family="text">
      <style:text-properties officeooo:rsid="008ece3a"/>
    </style:style>
    <style:style style:name="T76" style:family="text">
      <style:text-properties officeooo:rsid="0091b888"/>
    </style:style>
    <style:style style:name="T77" style:family="text">
      <style:text-properties officeooo:rsid="009203eb"/>
    </style:style>
    <style:style style:name="T78" style:family="text">
      <style:text-properties officeooo:rsid="0093e948"/>
    </style:style>
    <style:style style:name="T79" style:family="text">
      <style:text-properties officeooo:rsid="0097f27c"/>
    </style:style>
    <style:style style:name="T80" style:family="text">
      <style:text-properties officeooo:rsid="009aaab4"/>
    </style:style>
    <style:style style:name="T81" style:family="text">
      <style:text-properties officeooo:rsid="009c3018"/>
    </style:style>
    <style:style style:name="T82" style:family="text">
      <style:text-properties officeooo:rsid="009da7d2"/>
    </style:style>
    <style:style style:name="T83" style:family="text">
      <style:text-properties officeooo:rsid="009f13d7"/>
    </style:style>
    <style:style style:name="T84" style:family="text">
      <style:text-properties officeooo:rsid="00a0ef82"/>
    </style:style>
    <style:style style:name="T85" style:family="text">
      <style:text-properties style:text-underline-style="none"/>
    </style:style>
    <style:style style:name="T86" style:family="text">
      <style:text-properties style:text-underline-style="none" officeooo:rsid="00a295b1"/>
    </style:style>
    <style:style style:name="T87" style:family="text">
      <style:text-properties style:text-underline-style="none" officeooo:rsid="00a2c5bb"/>
    </style:style>
    <style:style style:name="T88" style:family="text">
      <style:text-properties style:text-underline-style="none" officeooo:rsid="00a38195"/>
    </style:style>
    <style:style style:name="T89" style:family="text">
      <style:text-properties style:text-underline-style="none" officeooo:rsid="00a66d73"/>
    </style:style>
    <style:style style:name="T90" style:family="text">
      <style:text-properties style:text-underline-style="none" officeooo:rsid="00a67e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text:span><text:soft-page-break/><text:span text:style-name="T14">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text:span><text:soft-page-break/><text:span text:style-name="T53">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69">Queue</text:span></text:p>
      <text:p text:style-name="P13">Los Queues (o colas) son implementaciones concretas de listas enlazadas <text:span text:style-name="T79">simples</text:span>. <text:span text:style-name="T70">Cada vez que se quiere realizar una inserción dentro de esta estructura de datos se tiene que hacer al final de la misma, ya que </text:span><text:span text:style-name="T71">el principio que rige esta estructura de datos se basa en el principio FIFO (first in, first out), por lo que nuevos elementos deberán ir siempre al final. </text:span><text:span text:style-name="T72">Cada vez que se realice </text:span><text:span text:style-name="T73">una inserción, en el último elemento se debe incluir en su puntero al siguiente el nuevo elemento y después cambiar el contenedor como la última referencia.</text:span></text:p>
      <text:p text:style-name="P14">Si tratamos de <text:span text:style-name="T74">retornar valores, se empezará siempre por el primer elemento (la cabeza) </text:span><text:span text:style-name="T75">y el siguiente elemento pasará a ser la nueva cabeza. </text:span><text:span text:style-name="T76">Se trata realmente de la misma operación </text:span><text:span text:style-name="T77">que el insertar valores, pero con otra posición distinta </text:span><text:span text:style-name="T78">a la cola.</text:span><text:span text:style-name="T77"> </text:span></text:p>
      <text:p text:style-name="P15">Estas operaciones de insertar nuevos valores o retornar alguno concreto son de tipo O(1), <text:span text:style-name="T80">o constantes. </text:span><text:span text:style-name="T81">Al limitar </text:span><text:span text:style-name="T82">lo que se puede hacer con esta estructura ganamos eficiencia al necesitar menos tiempo, </text:span><text:span text:style-name="T83">siempre y cuando la tarea a desempeñar necesite de este tipo de estructuras. </text:span></text:p>
      <text:p text:style-name="Subtitle">- <text:span text:style-name="T84">Stack</text:span></text:p>
      <text:p text:style-name="P16"><text:span text:style-name="T59">Un </text:span><text:span text:style-name="T86">stack o pila </text:span><text:span text:style-name="T87">es una lista enlazada en la cual el último elemento en entrar es el primero en salir y por tanto cada vez que se añada un nuevo </text:span><text:span text:style-name="T88">nodo este se debe insertar al final. </text:span><text:span text:style-name="T89">Es al fin y al cabo lo mismo que una cola, solo que funciona al revés, yendo por el final antes que por el </text:span><text:soft-page-break/><text:span text:style-name="T89">principio. </text:span><text:span text:style-name="T90">En estos casos las operaciones también son de tiempo constante, ya que se trata simplemente de actualizar puntero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4:02:46.007000000</meta:creation-date>
    <dc:date>2023-11-19T12:47:43.662000000</dc:date>
    <meta:editing-duration>PT20H47M</meta:editing-duration>
    <meta:editing-cycles>135</meta:editing-cycles>
    <meta:generator>LibreOffice/7.6.2.1$Windows_X86_64 LibreOffice_project/56f7684011345957bbf33a7ee678afaf4d2ba333</meta:generator>
    <meta:document-statistic meta:table-count="0" meta:image-count="0" meta:object-count="0" meta:page-count="4" meta:paragraph-count="26" meta:word-count="1243" meta:character-count="6927" meta:non-whitespace-character-count="5704"/>
  </office:meta>
</office:document-meta>
</file>